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56cm"/>
    </style:style>
    <style:style style:name="co3" style:family="table-column">
      <style:table-column-properties fo:break-before="auto" style:column-width="3.388cm"/>
    </style:style>
    <style:style style:name="co4" style:family="table-column">
      <style:table-column-properties fo:break-before="auto" style:column-width="7.654cm"/>
    </style:style>
    <style:style style:name="co5" style:family="table-column">
      <style:table-column-properties fo:break-before="auto" style:column-width="5.63cm"/>
    </style:style>
    <style:style style:name="co6" style:family="table-column">
      <style:table-column-properties fo:break-before="auto" style:column-width="7.982cm"/>
    </style:style>
    <style:style style:name="co8" style:family="table-column">
      <style:table-column-properties fo:break-before="auto" style:column-width="8.063cm"/>
    </style:style>
    <style:style style:name="co9" style:family="table-column">
      <style:table-column-properties fo:break-before="auto" style:column-width="10.2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Test type</text:p>
          </table:table-cell>
          <table:table-cell table:style-name="Default" office:value-type="string">
            <text:p>Stress Test</text:p>
          </table:table-cell>
          <table:table-cell table:number-columns-repeated="6"/>
        </table:table-row>
        <table:table-row table:style-name="ro1">
          <table:table-cell office:value-type="string">
            <text:p>Database used </text:p>
          </table:table-cell>
          <table:table-cell table:style-name="Default" office:value-type="string">
            <text:p>PostgreSQL 8.4</text:p>
          </table:table-cell>
          <table:table-cell table:number-columns-repeated="6"/>
        </table:table-row>
        <table:table-row table:style-name="ro1">
          <table:table-cell office:value-type="string">
            <text:p>Author of the test code</text:p>
          </table:table-cell>
          <table:table-cell table:style-name="Default" office:value-type="string">
            <text:p>D. Traore</text:p>
          </table:table-cell>
          <table:table-cell table:number-columns-repeated="6"/>
        </table:table-row>
        <table:table-row table:style-name="ro1">
          <table:table-cell office:value-type="string">
            <text:p>Author of the report</text:p>
          </table:table-cell>
          <table:table-cell table:style-name="Default" office:value-type="string">
            <text:p>D. Traore</text:p>
          </table:table-cell>
          <table:table-cell table:number-columns-repeated="6"/>
        </table:table-row>
        <table:table-row table:style-name="ro1">
          <table:table-cell office:value-type="string">
            <text:p>OS used to test</text:p>
          </table:table-cell>
          <table:table-cell table:style-name="Default" office:value-type="string">
            <text:p>Ubuntu 10.04</text:p>
          </table:table-cell>
          <table:table-cell table:number-columns-repeated="6"/>
        </table:table-row>
        <table:table-row table:style-name="ro1">
          <table:table-cell office:value-type="string">
            <text:p>Cmake </text:p>
          </table:table-cell>
          <table:table-cell table:style-name="ce1" office:value-type="string">
            <text:p>V2.6</text:p>
          </table:table-cell>
          <table:table-cell table:number-columns-repeated="6"/>
        </table:table-row>
        <table:table-row table:style-name="ro1">
          <table:table-cell office:value-type="string">
            <text:p>gcc</text:p>
          </table:table-cell>
          <table:table-cell table:style-name="ce1" office:value-type="string">
            <text:p>V4.3.3</text:p>
          </table:table-cell>
          <table:table-cell table:number-columns-repeated="6"/>
        </table:table-row>
        <table:table-row table:style-name="ro1">
          <table:table-cell office:value-type="string">
            <text:p>DIET</text:p>
          </table:table-cell>
          <table:table-cell table:style-name="ce1" office:value-type="string">
            <text:p>V2.6.1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>
            <text:p>ID test</text:p>
          </table:table-cell>
          <table:table-cell table:style-name="ce2" office:value-type="string">
            <text:p>Date</text:p>
          </table:table-cell>
          <table:table-cell office:value-type="string">
            <text:p>Test description</text:p>
          </table:table-cell>
          <table:table-cell office:value-type="string">
            <text:p>Command(s) tested</text:p>
          </table:table-cell>
          <table:table-cell office:value-type="string">
            <text:p>Results</text:p>
          </table:table-cell>
          <table:table-cell office:value-type="string">
            <text:p>Remarks</text:p>
          </table:table-cell>
          <table:table-cell table:number-columns-repeated="2"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close</text:p>
          </table:table-cell>
          <table:table-cell office:value-type="string">
            <text:p>normal close</text:p>
          </table:table-cell>
          <table:table-cell table:number-columns-repeated="3"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listSessions</text:p>
          </table:table-cell>
          <table:table-cell office:value-type="string">
            <text:p>normal execution</text:p>
          </table:table-cell>
          <table:table-cell table:number-columns-repeated="3"/>
        </table:table-row>
        <table:table-row table:style-name="ro2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listHistoryCmd</text:p>
          </table:table-cell>
          <table:table-cell office:value-type="string">
            <text:p>normal execution</text:p>
          </table:table-cell>
          <table:table-cell table:number-columns-repeated="3"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listUsers</text:p>
          </table:table-cell>
          <table:table-cell office:value-type="string">
            <text:p>normal execution</text:p>
          </table:table-cell>
          <table:table-cell table:number-columns-repeated="3"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listMachines</text:p>
          </table:table-cell>
          <table:table-cell office:value-type="string">
            <text:p>normal execution</text:p>
          </table:table-cell>
          <table:table-cell table:number-columns-repeated="3"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listOptions</text:p>
          </table:table-cell>
          <table:table-cell office:value-type="string">
            <text:p>normal execution</text:p>
          </table:table-cell>
          <table:table-cell table:number-columns-repeated="3"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addUser</text:p>
          </table:table-cell>
          <table:table-cell office:value-type="string">
            <text:p>normal add user</text:p>
          </table:table-cell>
          <table:table-cell table:number-columns-repeated="3"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deleteUser</text:p>
          </table:table-cell>
          <table:table-cell office:value-type="string">
            <text:p>normal delete</text:p>
          </table:table-cell>
          <table:table-cell table:style-name="ce6"/>
          <table:table-cell/>
          <table:table-cell table:style-name="ce7"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addMachine</text:p>
          </table:table-cell>
          <table:table-cell office:value-type="string">
            <text:p>normal delete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deleteMachine</text:p>
          </table:table-cell>
          <table:table-cell office:value-type="string">
            <text:p>normal delete</text:p>
          </table:table-cell>
          <table:table-cell table:number-columns-repeated="3"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upDateUser</text:p>
          </table:table-cell>
          <table:table-cell office:value-type="string">
            <text:p>normal update</text:p>
          </table:table-cell>
          <table:table-cell table:number-columns-repeated="3"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upDateMachine</text:p>
          </table:table-cell>
          <table:table-cell office:value-type="string">
            <text:p>normal update</text:p>
          </table:table-cell>
          <table:table-cell table:number-columns-repeated="3"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table:style-name="ce4" office:value-type="string">
            <text:p>The ums sed is stopped and restarted</text:p>
          </table:table-cell>
          <table:table-cell office:value-type="string">
            <text:p>upDateLocalAccounts</text:p>
          </table:table-cell>
          <table:table-cell office:value-type="string">
            <text:p>normal update</text:p>
          </table:table-cell>
          <table:table-cell table:number-columns-repeated="3"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addLocalAccount</text:p>
          </table:table-cell>
          <table:table-cell office:value-type="string">
            <text:p>normal add user</text:p>
          </table:table-cell>
          <table:table-cell table:number-columns-repeated="3"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table:style-name="ce4" office:value-type="string">
            <text:p>The ums sed is stopped and restarted</text:p>
          </table:table-cell>
          <table:table-cell office:value-type="string">
            <text:p>deleteLocallAccount</text:p>
          </table:table-cell>
          <table:table-cell office:value-type="string">
            <text:p>normal delete</text:p>
          </table:table-cell>
          <table:table-cell table:number-columns-repeated="3"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listLocalAccounts</text:p>
          </table:table-cell>
          <table:table-cell office:value-type="string">
            <text:p>normal execution</text:p>
          </table:table-cell>
          <table:table-cell table:number-columns-repeated="3"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resetPassword</text:p>
          </table:table-cell>
          <table:table-cell office:value-type="string">
            <text:p>normal execution</text:p>
          </table:table-cell>
          <table:table-cell table:number-columns-repeated="3"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configureOption</text:p>
          </table:table-cell>
          <table:table-cell office:value-type="string">
            <text:p>normal execution</text:p>
          </table:table-cell>
          <table:table-cell table:number-columns-repeated="3"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configureDefaultOption</text:p>
          </table:table-cell>
          <table:table-cell office:value-type="string">
            <text:p>normal execution</text:p>
          </table:table-cell>
          <table:table-cell table:number-columns-repeated="3"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saveConfiguration</text:p>
          </table:table-cell>
          <table:table-cell office:value-type="string">
            <text:p>normal execution</text:p>
          </table:table-cell>
          <table:table-cell table:number-columns-repeated="3"/>
        </table:table-row>
        <table:table-row table:style-name="ro1">
          <table:table-cell office:value-type="string">
            <text:p>STR-SERV-DOWN</text:p>
          </table:table-cell>
          <table:table-cell office:value-type="date" office:date-value="2011-03-03">
            <text:p>03/03/11</text:p>
          </table:table-cell>
          <table:table-cell office:value-type="string">
            <text:p>The ums sed is stopped and restarted</text:p>
          </table:table-cell>
          <table:table-cell office:value-type="string">
            <text:p>restoreConfiguration </text:p>
          </table:table-cell>
          <table:table-cell office:value-type="string">
            <text:p>normal execution</text:p>
          </table:table-cell>
          <table:table-cell table:number-columns-repeated="3"/>
        </table:table-row>
        <table:table-row table:style-name="ro3">
          <table:table-cell office:value-type="string">
            <text:p>STR-AGENT-DOWN</text:p>
          </table:table-cell>
          <table:table-cell office:value-type="date" office:date-value="2011-03-03">
            <text:p>03/03/11</text:p>
          </table:table-cell>
          <table:table-cell office:value-type="string">
            <text:p>The SysFera-DS Agent is stopped and restarted all</text:p>
          </table:table-cell>
          <table:table-cell/>
          <table:table-cell office:value-type="string">
            <text:p>failure</text:p>
          </table:table-cell>
          <table:table-cell table:style-name="ce5" office:value-type="string">
            <text:p>The ums server must be restarted manually after the SysFera-DS is restarted</text:p>
          </table:table-cell>
          <table:table-cell table:number-columns-repeated="2"/>
        </table:table-row>
        <table:table-row table:style-name="ro4">
          <table:table-cell office:value-type="string">
            <text:p>STR-SPECIAL-CHARS</text:p>
          </table:table-cell>
          <table:table-cell office:value-type="date" office:date-value="2011-03-03">
            <text:p>03/03/11</text:p>
          </table:table-cell>
          <table:table-cell table:style-name="ce5" office:value-type="string">
            <text:p>The file content for sshPublicKeyFile parameter of the addMachine service contains special xml characters :<text:span text:style-name="T1"> &lt; , &gt;, double quote</text:span></text:p>
          </table:table-cell>
          <table:table-cell/>
          <table:table-cell office:value-type="string">
            <text:p>failure</text:p>
          </table:table-cell>
          <table:table-cell office:value-type="string">
            <text:p>Test is not part of this test plan 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8">08/03/2011</text:date>, <text:time>18:0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1T13:23:03</meta:creation-date>
    <dc:date>2011-03-08T18:02:16</dc:date>
    <meta:editing-duration>PT13H15M17S</meta:editing-duration>
    <meta:editing-cycles>55</meta:editing-cycles>
    <meta:generator>OpenOffice.org/3.2$Unix OpenOffice.org_project/320m19$Build-9505</meta:generator>
    <dc:creator>traore </dc:creator>
    <meta:document-statistic meta:table-count="3" meta:cell-count="137" meta:object-count="0"/>
    <meta:user-defined meta:name="Info 1"/>
    <meta:user-defined meta:name="Info 2"/>
    <meta:user-defined meta:name="Info 3"/>
    <meta:user-defined meta:name="Info 4"/>
  </office:meta>
</office:document-meta>
</file>